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SoapBindingImpl.create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1SoapBindingImpl.setStyle( Style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BindingImpl.setLocationURI(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BindingImpl.setTransportURI( String transpor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BindingImpl.Wsdl1SoapBinding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BindingImpl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BindingImpl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BindingImpl.createMessage( Message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1SoapBindingImpl.getTranspor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BindingImpl.Wsdl1SoapBindingImpl( SoapVersion soap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